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Size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Map.FixedSiz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Map.decorate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Map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Map.putAll( Map mapToCop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xedSizeMap.isF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xedSizeMap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Size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SizeMap.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